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6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posílám tě do jeho doupěte, kde najdeš zdroj jeho moci. Varuji tě, své království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To je 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odsoudíš zdejší lid k doplnění Nyphurovy armády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zjevila se cestičk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Pošli to zlo kam patří!"</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Je vhodná chvíle zaútočit na pavouky. Pozor na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lat kouzlo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18:58:01.721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7-23T18:58:22.971000000</dc:date>
    <meta:editing-duration>PT23H54M20S</meta:editing-duration>
    <meta:editing-cycles>75</meta:editing-cycles>
    <meta:document-statistic meta:table-count="1" meta:cell-count="1531" meta:object-count="0"/>
  </office:meta>
</office:document-meta>
</file>